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w1_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7.25" table:style-name="ce1">
            <text:p>127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04.86" table:style-name="ce1">
            <text:p>20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21.23" table:style-name="ce1">
            <text:p>22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4.0199999999999996" table:style-name="ce1">
            <text:p>4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34" table:style-name="ce1">
            <text:p>24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55" table:style-name="ce1">
            <text:p>2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5.99" table:style-name="ce1">
            <text:p>3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56.16999999999999" table:style-name="ce1">
            <text:p>156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51.42" table:style-name="ce1">
            <text:p>25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71.51" table:style-name="ce1">
            <text:p>27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92.64" table:style-name="ce1">
            <text:p>92.6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w1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4.0199999999999996" table:style-name="ce1">
            <text:p>4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34" table:style-name="ce1">
            <text:p>24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55" table:style-name="ce1">
            <text:p>2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5.99" table:style-name="ce1">
            <text:p>3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9.04" table:style-name="ce1">
            <text:p>59.0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w1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18.84" table:style-name="ce1">
            <text:p>18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70.489999999999995" table:style-name="ce1">
            <text:p>70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4.0199999999999996" table:style-name="ce1">
            <text:p>4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18.84" table:style-name="ce1">
            <text:p>18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34" table:style-name="ce1">
            <text:p>24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55" table:style-name="ce1">
            <text:p>2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5.99" table:style-name="ce1">
            <text:p>3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86.51" table:style-name="ce1">
            <text:p>86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41.04" table:style-name="ce1">
            <text:p>41.0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w1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18.84" table:style-name="ce1">
            <text:p>18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12.48" table:style-name="ce1">
            <text:p>1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56.16" table:style-name="ce1">
            <text:p>5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70.489999999999995" table:style-name="ce1">
            <text:p>70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.94" table:style-name="ce1">
            <text:p>2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18.84" table:style-name="ce1">
            <text:p>18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12.48" table:style-name="ce1">
            <text:p>1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56.16" table:style-name="ce1">
            <text:p>5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2.32" table:style-name="ce1">
            <text:p>22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0.59" table:style-name="ce1">
            <text:p>20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32.03" table:style-name="ce1">
            <text:p>3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86.51" table:style-name="ce1">
            <text:p>86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41.04" table:style-name="ce1">
            <text:p>41.0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w2_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1.65" table:style-name="ce1">
            <text:p>1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5.58" table:style-name="ce1">
            <text:p>5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68" table:style-name="ce1">
            <text:p>5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25.68" table:style-name="ce1">
            <text:p>25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36.380000000000003" table:style-name="ce1">
            <text:p>36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3.1" table:style-name="ce1">
            <text:p>3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1.65" table:style-name="ce1">
            <text:p>1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5.58" table:style-name="ce1">
            <text:p>5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5.46" table:style-name="ce1">
            <text:p>15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6.04" table:style-name="ce1">
            <text:p>6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7.48" table:style-name="ce1">
            <text:p>17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58.08" table:style-name="ce1">
            <text:p>58.08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w2_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24" table:style-name="ce1">
            <text:p>1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4.0199999999999996" table:style-name="ce1">
            <text:p>4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24" table:style-name="ce1">
            <text:p>1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3.69" table:style-name="ce1">
            <text:p>13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2.6" table:style-name="ce1">
            <text:p>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4.04" table:style-name="ce1">
            <text:p>14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51.85" table:style-name="ce1">
            <text:p>51.85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w2_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24" table:style-name="ce1">
            <text:p>1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68.540000000000006" table:style-name="ce1">
            <text:p>68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79" table:style-name="ce1">
            <text:p>1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.24" table:style-name="ce1">
            <text:p>1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3.69" table:style-name="ce1">
            <text:p>13.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2.6" table:style-name="ce1">
            <text:p>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14.04" table:style-name="ce1">
            <text:p>14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1.650000000000006" table:style-name="ce1">
            <text:p>8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51.85" table:style-name="ce1">
            <text:p>51.85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w4_nc8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550" table:style-name="ce1">
            <text:p>1550</text:p>
          </table:table-cell>
          <table:table-cell office:value-type="float" office:value="1710" table:style-name="ce1">
            <text:p>1710</text:p>
          </table:table-cell>
          <table:table-cell office:value-type="float" office:value="0.37" table:style-name="ce1">
            <text:p>0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66.53" table:style-name="ce1">
            <text:p>66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1400" table:style-name="ce1">
            <text:p>1400</text:p>
          </table:table-cell>
          <table:table-cell office:value-type="float" office:value="1040" table:style-name="ce1">
            <text:p>1040</text:p>
          </table:table-cell>
          <table:table-cell office:value-type="float" office:value="1.9" table:style-name="ce1">
            <text:p>1.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400" table:style-name="ce1">
            <text:p>1400</text:p>
          </table:table-cell>
          <table:table-cell office:value-type="float" office:value="2140" table:style-name="ce1">
            <text:p>2140</text:p>
          </table:table-cell>
          <table:table-cell office:value-type="float" office:value="4.28" table:style-name="ce1">
            <text:p>4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550" table:style-name="ce1">
            <text:p>1550</text:p>
          </table:table-cell>
          <table:table-cell office:value-type="float" office:value="1710" table:style-name="ce1">
            <text:p>1710</text:p>
          </table:table-cell>
          <table:table-cell office:value-type="float" office:value="0.37" table:style-name="ce1">
            <text:p>0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4.68" table:style-name="ce1">
            <text:p>4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400" table:style-name="ce1">
            <text:p>1400</text:p>
          </table:table-cell>
          <table:table-cell office:value-type="float" office:value="940" table:style-name="ce1">
            <text:p>940</text:p>
          </table:table-cell>
          <table:table-cell office:value-type="float" office:value="1.1299999999999999" table:style-name="ce1">
            <text:p>1.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1550" table:style-name="ce1">
            <text:p>1550</text:p>
          </table:table-cell>
          <table:table-cell office:value-type="float" office:value="2080" table:style-name="ce1">
            <text:p>2080</text:p>
          </table:table-cell>
          <table:table-cell office:value-type="float" office:value="2.6" table:style-name="ce1">
            <text:p>2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1400" table:style-name="ce1">
            <text:p>1400</text:p>
          </table:table-cell>
          <table:table-cell office:value-type="float" office:value="1040" table:style-name="ce1">
            <text:p>1040</text:p>
          </table:table-cell>
          <table:table-cell office:value-type="float" office:value="2.5" table:style-name="ce1">
            <text:p>2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680" table:style-name="ce1">
            <text:p>1680</text:p>
          </table:table-cell>
          <table:table-cell office:value-type="float" office:value="81.650000000000006" table:style-name="ce1">
            <text:p>8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1550" table:style-name="ce1">
            <text:p>1550</text:p>
          </table:table-cell>
          <table:table-cell office:value-type="float" office:value="1710" table:style-name="ce1">
            <text:p>1710</text:p>
          </table:table-cell>
          <table:table-cell office:value-type="float" office:value="13.42" table:style-name="ce1">
            <text:p>13.42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6Z</meta:creation-date>
    <dc:date>2023-06-13T14:07:24Z</dc:date>
  </office:meta>
</office:document-meta>
</file>